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952cm"/>
    </style:style>
    <style:style style:name="gr4" style:family="graphic" style:parent-style-name="standard">
      <style:graphic-properties draw:stroke="none" svg:stroke-color="#000000" draw:fill="none" draw:fill-color="#ffffff" fo:min-height="5.636cm"/>
    </style:style>
    <style:style style:name="gr5" style:family="graphic" style:parent-style-name="standard">
      <style:graphic-properties draw:stroke="none" svg:stroke-color="#000000" draw:fill="none" draw:fill-color="#ffffff" fo:min-height="6.156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T1" style:family="text">
      <style:text-properties fo:font-family="'Courier New'" style:font-family-generic="modern" style:font-pitch="fixed" fo:font-size="1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4.968cm" svg:height="2.916cm" svg:x="0.532cm" svg:y="1.126cm">
          <text:p/>
        </draw:rect>
        <draw:rect draw:style-name="gr1" draw:text-style-name="P1" draw:layer="layout" svg:width="5.886cm" svg:height="6.264cm" svg:x="7.443cm" svg:y="1.18cm">
          <text:p/>
        </draw:rect>
        <draw:frame draw:style-name="gr2" draw:text-style-name="P2" draw:layer="layout" svg:width="3.216cm" svg:height="0.963cm" svg:x="0.478cm" svg:y="0.1cm">
          <draw:text-box>
            <text:p text:style-name="P2">Method A</text:p>
          </draw:text-box>
        </draw:frame>
        <draw:frame draw:style-name="gr2" draw:text-style-name="P2" draw:layer="layout" svg:width="3.216cm" svg:height="0.963cm" svg:x="7.551cm" svg:y="0.1cm">
          <draw:text-box>
            <text:p text:style-name="P2">Method B</text:p>
          </draw:text-box>
        </draw:frame>
        <draw:frame draw:style-name="gr3" draw:text-style-name="P3" draw:layer="layout" svg:width="5.162cm" svg:height="3.202cm" svg:x="0.959cm" svg:y="1.396cm">
          <draw:text-box>
            <text:p text:style-name="P2"><text:span text:style-name="T1">v~B</text:span></text:p>
            <text:p text:style-name="P2"><text:span text:style-name="T1">do 3</text:span></text:p>
            <text:p text:style-name="P2"><text:span text:style-name="T1"><text:s text:c="3"/></text:span><text:span text:style-name="T1">say 'Hello'</text:span></text:p>
            <text:p text:style-name="P2"><text:span text:style-name="T1">end</text:span></text:p>
          </draw:text-box>
        </draw:frame>
        <draw:frame draw:style-name="gr4" draw:text-style-name="P3" draw:layer="layout" svg:width="5.562cm" svg:height="5.921cm" svg:x="7.605cm" svg:y="1.342cm">
          <draw:text-box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Reply earlyresult</text:span></text:p>
            <text:p text:style-name="P2"><text:span text:style-name="T1">do 3</text:span></text:p>
            <text:p text:style-name="P2"><text:span text:style-name="T1"><text:s text:c="3"/></text:span><text:span text:style-name="T1">say 'Goodbye'</text:span></text:p>
            <text:p text:style-name="P2"><text:span text:style-name="T1">end</text:span></text:p>
          </draw:text-box>
        </draw:frame>
        <draw:frame draw:style-name="gr2" draw:text-style-name="P2" draw:layer="layout" svg:width="4.977cm" svg:height="0.963cm" svg:x="13.815cm" svg:y="0.1cm">
          <draw:text-box>
            <text:p text:style-name="P2">Possible Output</text:p>
          </draw:text-box>
        </draw:frame>
        <draw:frame draw:style-name="gr5" draw:text-style-name="P3" draw:layer="layout" svg:width="4.212cm" svg:height="6.406cm" svg:x="14.625cm" svg:y="1.45cm">
          <draw:text-box>
            <text:p text:style-name="P2"><text:span text:style-name="T1">Hello</text:span></text:p>
            <text:p text:style-name="P2"><text:span text:style-name="T1">Hello</text:span></text:p>
            <text:p text:style-name="P2"><text:span text:style-name="T1">Goodbye</text:span></text:p>
            <text:p text:style-name="P2"><text:span text:style-name="T1">Hello</text:span></text:p>
            <text:p text:style-name="P2"><text:span text:style-name="T1">Goodbye</text:span></text:p>
            <text:p text:style-name="P2"><text:span text:style-name="T1">Goodbye</text:span></text:p>
          </draw:text-box>
        </draw:frame>
        <draw:line draw:style-name="gr6" draw:text-style-name="P1" draw:layer="layout" svg:x1="2.098cm" svg:y1="1.774cm" svg:x2="8.361cm" svg:y2="1.774cm">
          <text:p/>
        </draw:line>
        <draw:line draw:style-name="gr7" draw:text-style-name="P1" draw:layer="layout" svg:x1="7.659cm" svg:y1="5.068cm" svg:x2="0.1cm" svg:y2="5.068cm">
          <text:p/>
        </draw:line>
        <draw:line draw:style-name="gr7" draw:text-style-name="P1" draw:layer="layout" svg:x1="0.127cm" svg:y1="4.96cm" svg:x2="0.127cm" svg:y2="2.314cm">
          <text:p/>
        </draw:line>
        <draw:line draw:style-name="gr6" draw:text-style-name="P1" draw:layer="layout" svg:x1="0.154cm" svg:y1="2.314cm" svg:x2="1.12cm" svg:y2="2.3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8.94cm" fo:page-height="7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9-01-21T21:16:59</meta:creation-date>
    <dc:date>2009-12-12T22:42:16.67</dc:date>
    <dc:language>en-US</dc:language>
    <meta:editing-cycles>3</meta:editing-cycles>
    <meta:editing-duration>PT00H16M56S</meta:editing-duration>
    <dc:creator>Jean Louis Faucher</dc:cre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